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t e-commerce</text:p>
          </table:table-cell>
          <table:covered-table-cell/>
          <table:covered-table-cell table:number-columns-repeated="3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ka AmstraZone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Fonctions</text:p>
          </table:table-cell>
          <table:table-cell table:style-name="ce3"/>
          <table:table-cell table:style-name="ce3" office:value-type="string" calcext:value-type="string">
            <text:p>Nice</text:p>
          </table:table-cell>
          <table:table-cell table:style-name="ce3" office:value-type="string" calcext:value-type="string">
            <text:p>Should</text:p>
          </table:table-cell>
          <table:table-cell table:style-name="ce3" office:value-type="string" calcext:value-type="string">
            <text:p>Must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Recherche</text:p>
          </table:table-cell>
          <table:table-cell table:style-name="ce3"/>
          <table:table-cell table:style-name="ce10" table:number-columns-repeated="2"/>
          <table:table-cell table:style-name="ce12" office:value-type="string" calcext:value-type="string">
            <text:p>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table:style-name="ce8" office:value-type="string" calcext:value-type="string">
            <text:p>Liste des produits</text:p>
          </table:table-cell>
          <table:table-cell table:style-name="ce3"/>
          <table:table-cell table:style-name="ce10" table:number-columns-repeated="2"/>
          <table:table-cell table:style-name="ce12" office:value-type="string" calcext:value-type="string">
            <text:p>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table:style-name="ce8" office:value-type="string" calcext:value-type="string">
            <text:p>Tri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s/Vend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Panier/Command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eilleures vente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Mode nuit, couché de <text:s/>solei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Page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Backen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i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mmanda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Personnalis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Promo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Historique achat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table:style-name="ce8" office:value-type="string" calcext:value-type="string">
            <text:p>Filtre produits</text:p>
          </table:table-cell>
          <table:table-cell table:style-name="ce3"/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office:value-type="string" calcext:value-type="string">
            <text:p>Al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Clien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Produi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du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eThis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5:Sheet1.G24" table:contains-header="false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0:35:11.814926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9:04:37.438607537</meta:creation-date>
    <dc:date>2022-01-21T21:33:45.171621905</dc:date>
    <meta:editing-duration>PT52M36S</meta:editing-duration>
    <meta:editing-cycles>4</meta:editing-cycles>
    <meta:generator>LibreOffice/6.4.7.2$Linux_X86_64 LibreOffice_project/40$Build-2</meta:generator>
    <meta:document-statistic meta:table-count="1" meta:cell-count="77" meta:object-count="0"/>
  </office:meta>
</office:document-meta>
</file>